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a1" style:family="table">
      <style:table-properties style:width="15.24cm" fo:margin-left="-0.191cm" fo:margin-top="0cm" fo:margin-bottom="0cm" table:align="left" style:writing-mode="page"/>
    </style:style>
    <style:style style:name="Tabla1.A" style:family="table-column">
      <style:table-column-properties style:column-width="5.08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List_20_1" style:list-style-name="WWNum1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delo Entidad–Relación – electroservicios_db</text:h>
      <text:p text:style-name="Standard">La base de datos 'electroservicios_db' está diseñada para gestionar un sistema de servicios técnicos que involucra clientes, personal interno, proveedores, productos, hojas de servicio, materiales usados y facturación.</text:p>
      <text:h text:style-name="Heading_20_2" text:outline-level="2">Entidad: clientes</text:h>
      <text:p text:style-name="Standard">Guarda los datos de los clientes finales.</text:p>
      <text:h text:style-name="Heading_20_3" text:outline-level="3">Atributos:</text:h>
      <text:list text:style-name="WWNum1">
        <text:list-item>
          <text:p text:style-name="P1">`id_cliente` → INT, PRIMARY KEY, AUTO_INCREMENT</text:p>
        </text:list-item>
        <text:list-item>
          <text:p text:style-name="P1">`nombre` → VARCHAR(150), NOT NULL</text:p>
        </text:list-item>
        <text:list-item>
          <text:p text:style-name="P1">`direccion` → VARCHAR(200)</text:p>
        </text:list-item>
        <text:list-item>
          <text:p text:style-name="P1">`codigo_postal` → VARCHAR(10)</text:p>
        </text:list-item>
        <text:list-item>
          <text:p text:style-name="P1">`ciudad` → VARCHAR(100)</text:p>
        </text:list-item>
        <text:list-item>
          <text:p text:style-name="P1">`provincia` → VARCHAR(100)</text:p>
        </text:list-item>
        <text:list-item>
          <text:p text:style-name="P1">`telefono` → VARCHAR(20)</text:p>
        </text:list-item>
        <text:list-item>
          <text:p text:style-name="P1">`email` → VARCHAR(150), UNIQUE</text:p>
        </text:list-item>
        <text:list-item>
          <text:p text:style-name="P1">`password` → VARCHAR(255), NOT NULL</text:p>
        </text:list-item>
        <text:list-item>
          <text:p text:style-name="P1">`fecha_registro` → DATETIME, DEFAULT CURRENT_TIMESTAMP</text:p>
        </text:list-item>
      </text:list>
      <text:h text:style-name="Heading_20_3" text:outline-level="3">Relaciones:</text:h>
      <text:list text:continue-numbering="true" text:style-name="WWNum1">
        <text:list-item>
          <text:p text:style-name="P1">Un cliente puede tener muchas hojas de servicio → (1:N) con `hojas_servicio`.</text:p>
        </text:list-item>
      </text:list>
      <text:h text:style-name="Heading_20_2" text:outline-level="2">Entidad: usuarios</text:h>
      <text:p text:style-name="Standard">Representa al personal interno (técnicos, supervisores, administradores).</text:p>
      <text:h text:style-name="Heading_20_3" text:outline-level="3">Atributos:</text:h>
      <text:list text:continue-numbering="true" text:style-name="WWNum1">
        <text:list-item>
          <text:p text:style-name="P1">`id_usuario` → INT, PRIMARY KEY, AUTO_INCREMENT</text:p>
        </text:list-item>
        <text:list-item>
          <text:p text:style-name="P1">`nombre` → VARCHAR(150), NOT NULL</text:p>
        </text:list-item>
        <text:list-item>
          <text:p text:style-name="P1">`email` → VARCHAR(150), UNIQUE, NOT NULL</text:p>
        </text:list-item>
        <text:list-item>
          <text:p text:style-name="P1">`password` → VARCHAR(255), NOT NULL</text:p>
        </text:list-item>
        <text:list-item>
          <text:p text:style-name="P1">`rol` → ENUM('tecnico', 'administrador', 'supervisor'), DEFAULT 'tecnico'</text:p>
        </text:list-item>
        <text:list-item>
          <text:p text:style-name="P1">`estado` → ENUM('activo', 'inactivo'), DEFAULT 'activo'</text:p>
        </text:list-item>
      </text:list>
      <text:h text:style-name="Heading_20_3" text:outline-level="3">Relaciones:</text:h>
      <text:list text:continue-numbering="true" text:style-name="WWNum1">
        <text:list-item>
          <text:p text:style-name="P1">Un usuario (técnico) puede tener muchas hojas de servicio → (1:N) con `hojas_servicio`.</text:p>
        </text:list-item>
      </text:list>
      <text:h text:style-name="Heading_20_2" text:outline-level="2">Entidad: proveedores</text:h>
      <text:p text:style-name="Standard">Contiene información de las empresas proveedoras.</text:p>
      <text:h text:style-name="Heading_20_3" text:outline-level="3">Atributos:</text:h>
      <text:list text:continue-numbering="true" text:style-name="WWNum1">
        <text:list-item>
          <text:p text:style-name="P1">`id_proveedor` → INT, PRIMARY KEY, AUTO_INCREMENT</text:p>
        </text:list-item>
        <text:list-item>
          <text:p text:style-name="P1"><text:soft-page-break/>`nombre` → VARCHAR(150), NOT NULL</text:p>
        </text:list-item>
        <text:list-item>
          <text:p text:style-name="P1">`cif_nif` → VARCHAR(20), NOT NULL</text:p>
        </text:list-item>
        <text:list-item>
          <text:p text:style-name="P1">`direccion` → VARCHAR(200)</text:p>
        </text:list-item>
        <text:list-item>
          <text:p text:style-name="P1">`codigo_postal` → VARCHAR(10)</text:p>
        </text:list-item>
        <text:list-item>
          <text:p text:style-name="P1">`ciudad` → VARCHAR(100)</text:p>
        </text:list-item>
        <text:list-item>
          <text:p text:style-name="P1">`provincia` → VARCHAR(100)</text:p>
        </text:list-item>
        <text:list-item>
          <text:p text:style-name="P1">`telefono` → VARCHAR(20)</text:p>
        </text:list-item>
        <text:list-item>
          <text:p text:style-name="P1">`email` → VARCHAR(150)</text:p>
        </text:list-item>
        <text:list-item>
          <text:p text:style-name="P1">`tipo_proveedor` → ENUM('fabricante', 'distribuidor', 'servicio_tecnico', 'otros'), DEFAULT 'otros'</text:p>
        </text:list-item>
        <text:list-item>
          <text:p text:style-name="P1">`condiciones_pago` → VARCHAR(200)</text:p>
        </text:list-item>
      </text:list>
      <text:h text:style-name="Heading_20_3" text:outline-level="3">Relaciones:</text:h>
      <text:list text:continue-numbering="true" text:style-name="WWNum1">
        <text:list-item>
          <text:p text:style-name="P1">Un proveedor puede ofrecer muchos productos → (1:N) con `productos`.</text:p>
        </text:list-item>
      </text:list>
      <text:h text:style-name="Heading_20_2" text:outline-level="2">Entidad: productos</text:h>
      <text:p text:style-name="Standard">Representa los repuestos o materiales disponibles.</text:p>
      <text:h text:style-name="Heading_20_3" text:outline-level="3">Atributos:</text:h>
      <text:list text:continue-numbering="true" text:style-name="WWNum1">
        <text:list-item>
          <text:p text:style-name="P1">`id_producto` → INT, PRIMARY KEY, AUTO_INCREMENT</text:p>
        </text:list-item>
        <text:list-item>
          <text:p text:style-name="P1">`codigo_referencia` → VARCHAR(50), UNIQUE</text:p>
        </text:list-item>
        <text:list-item>
          <text:p text:style-name="P1">`nombre` → VARCHAR(30), NOT NULL</text:p>
        </text:list-item>
        <text:list-item>
          <text:p text:style-name="P1">`descripcion` → TEXT</text:p>
        </text:list-item>
        <text:list-item>
          <text:p text:style-name="P1">`marca` → VARCHAR(100)</text:p>
        </text:list-item>
        <text:list-item>
          <text:p text:style-name="P1">`modelo` → VARCHAR(100)</text:p>
        </text:list-item>
        <text:list-item>
          <text:p text:style-name="P1">`categoria` → VARCHAR(100)</text:p>
        </text:list-item>
        <text:list-item>
          <text:p text:style-name="P1">`id_proveedor` → INT, FOREIGN KEY → `proveedores(id_proveedor)`</text:p>
        </text:list-item>
        <text:list-item>
          <text:p text:style-name="P1">`precio_unitario` → DECIMAL(10,2)</text:p>
        </text:list-item>
        <text:list-item>
          <text:p text:style-name="P1">`stock_actual` → INT, DEFAULT 0</text:p>
        </text:list-item>
        <text:list-item>
          <text:p text:style-name="P1">`stock_minimo` → INT, DEFAULT 0</text:p>
        </text:list-item>
        <text:list-item>
          <text:p text:style-name="P1">`ubicacion` → VARCHAR(100)</text:p>
        </text:list-item>
        <text:list-item>
          <text:p text:style-name="P1">`observaciones` → TEXT</text:p>
        </text:list-item>
      </text:list>
      <text:h text:style-name="Heading_20_3" text:outline-level="3">Relaciones:</text:h>
      <text:list text:continue-numbering="true" text:style-name="WWNum1">
        <text:list-item>
          <text:p text:style-name="P1">Un producto pertenece a un proveedor → (N:1).</text:p>
        </text:list-item>
        <text:list-item>
          <text:p text:style-name="P1">Un producto puede aparecer en muchas hojas de servicio mediante `materiales_usados` → (N:M).</text:p>
        </text:list-item>
      </text:list>
      <text:h text:style-name="Heading_20_2" text:outline-level="2">Entidad: hojas_servicio</text:h>
      <text:p text:style-name="Standard">Registra cada intervención o trabajo técnico.</text:p>
      <text:h text:style-name="Heading_20_3" text:outline-level="3">Atributos:</text:h>
      <text:list text:continue-numbering="true" text:style-name="WWNum1">
        <text:list-item>
          <text:p text:style-name="P1">`id_servicio` → INT, PRIMARY KEY, AUTO_INCREMENT</text:p>
        </text:list-item>
        <text:list-item>
          <text:p text:style-name="P1"><text:soft-page-break/>`num_orden` → VARCHAR(50), UNIQUE</text:p>
        </text:list-item>
        <text:list-item>
          <text:p text:style-name="P1">`fecha_servicio` → DATE</text:p>
        </text:list-item>
        <text:list-item>
          <text:p text:style-name="P1">`id_cliente` → INT, FOREIGN KEY → `clientes(id_cliente)`</text:p>
        </text:list-item>
        <text:list-item>
          <text:p text:style-name="P1">`id_tecnico` → INT, FOREIGN KEY → `usuarios(id_usuario)`</text:p>
        </text:list-item>
        <text:list-item>
          <text:p text:style-name="P1">`descripcion_intervencion` → TEXT</text:p>
        </text:list-item>
        <text:list-item>
          <text:p text:style-name="P1">`estado` → ENUM('pendiente', 'en_curso', 'finalizado', 'entregado'), DEFAULT 'pendiente'</text:p>
        </text:list-item>
        <text:list-item>
          <text:p text:style-name="P1">`observaciones` → TEXT</text:p>
        </text:list-item>
        <text:list-item>
          <text:p text:style-name="P1">`firma_cliente` → VARCHAR(255)</text:p>
        </text:list-item>
        <text:list-item>
          <text:p text:style-name="P1">`firma_tecnico` → VARCHAR(255)</text:p>
        </text:list-item>
      </text:list>
      <text:h text:style-name="Heading_20_3" text:outline-level="3">Relaciones:</text:h>
      <text:list text:continue-numbering="true" text:style-name="WWNum1">
        <text:list-item>
          <text:p text:style-name="P1">Una hoja de servicio pertenece a un cliente y a un técnico.</text:p>
        </text:list-item>
        <text:list-item>
          <text:p text:style-name="P1">Puede tener muchos materiales usados → (1:N).</text:p>
        </text:list-item>
        <text:list-item>
          <text:p text:style-name="P1">Puede tener una factura asociada → (1:1).</text:p>
        </text:list-item>
      </text:list>
      <text:h text:style-name="Heading_20_2" text:outline-level="2">Entidad: materiales_usados</text:h>
      <text:p text:style-name="Standard">Tabla intermedia entre `hojas_servicio` y `productos`.</text:p>
      <text:h text:style-name="Heading_20_3" text:outline-level="3">Atributos:</text:h>
      <text:list text:continue-numbering="true" text:style-name="WWNum1">
        <text:list-item>
          <text:p text:style-name="P1">`id_material` → INT, PRIMARY KEY, AUTO_INCREMENT</text:p>
        </text:list-item>
        <text:list-item>
          <text:p text:style-name="P1">`id_servicio` → INT, FOREIGN KEY → `hojas_servicio(id_servicio)`</text:p>
        </text:list-item>
        <text:list-item>
          <text:p text:style-name="P1">`id_producto` → INT, FOREIGN KEY → `productos(id_producto)`</text:p>
        </text:list-item>
        <text:list-item>
          <text:p text:style-name="P1">`cantidad` → INT, DEFAULT 1</text:p>
        </text:list-item>
        <text:list-item>
          <text:p text:style-name="P1">`precio_unitario` → DECIMAL(10,2)</text:p>
        </text:list-item>
        <text:list-item>
          <text:p text:style-name="P1">`subtotal` → DECIMAL(10,2), generado como (cantidad * precio_unitario)</text:p>
        </text:list-item>
      </text:list>
      <text:h text:style-name="Heading_20_3" text:outline-level="3">Relaciones:</text:h>
      <text:list text:continue-numbering="true" text:style-name="WWNum1">
        <text:list-item>
          <text:p text:style-name="P1">Muchos materiales usados pertenecen a una hoja de servicio y un producto → (N:1)+(N:1).</text:p>
        </text:list-item>
      </text:list>
      <text:h text:style-name="Heading_20_2" text:outline-level="2">Entidad: facturas</text:h>
      <text:p text:style-name="Standard">Contiene los datos de facturación de cada servicio.</text:p>
      <text:h text:style-name="Heading_20_3" text:outline-level="3">Atributos:</text:h>
      <text:list text:continue-numbering="true" text:style-name="WWNum1">
        <text:list-item>
          <text:p text:style-name="P1">`id_factura` → INT, PRIMARY KEY, AUTO_INCREMENT</text:p>
        </text:list-item>
        <text:list-item>
          <text:p text:style-name="P1">`num_factura` → VARCHAR(50), UNIQUE</text:p>
        </text:list-item>
        <text:list-item>
          <text:p text:style-name="P1">`id_servicio` → INT, FOREIGN KEY → `hojas_servicio(id_servicio)`</text:p>
        </text:list-item>
        <text:list-item>
          <text:p text:style-name="P1">`fecha_emision` → DATE</text:p>
        </text:list-item>
        <text:list-item>
          <text:p text:style-name="P1">`total` → DECIMAL(10,2)</text:p>
        </text:list-item>
        <text:list-item>
          <text:p text:style-name="P1">`estado` → ENUM('pendiente', 'pagada', 'cancelada'), DEFAULT 'pendiente'</text:p>
        </text:list-item>
      </text:list>
      <text:h text:style-name="Heading_20_3" text:outline-level="3">Relaciones:</text:h>
      <text:list text:continue-numbering="true" text:style-name="WWNum1">
        <text:list-item>
          <text:p text:style-name="P1">Cada factura está asociada a una única hoja de servicio → (1:1).</text:p>
        </text:list-item>
      </text:list>
      <text:h text:style-name="Heading_20_2" text:outline-level="2"><text:soft-page-break/>Resumen de Relaciones</text:h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Standard">Relación</text:p>
          </table:table-cell>
          <table:table-cell table:style-name="Tabla1.A1" office:value-type="string">
            <text:p text:style-name="Standard">Tipo</text:p>
          </table:table-cell>
          <table:table-cell table:style-name="Tabla1.A1" office:value-type="string">
            <text:p text:style-name="Standard">Descripción</text:p>
          </table:table-cell>
        </table:table-row>
        <table:table-row table:style-name="Tabla1.1">
          <table:table-cell table:style-name="Tabla1.A1" office:value-type="string">
            <text:p text:style-name="Standard">Clientes ↔ Hojas de Servicio</text:p>
          </table:table-cell>
          <table:table-cell table:style-name="Tabla1.A1" office:value-type="string">
            <text:p text:style-name="Standard">1:N</text:p>
          </table:table-cell>
          <table:table-cell table:style-name="Tabla1.A1" office:value-type="string">
            <text:p text:style-name="Standard">Un cliente puede tener varias hojas de servicio</text:p>
          </table:table-cell>
        </table:table-row>
        <table:table-row table:style-name="Tabla1.1">
          <table:table-cell table:style-name="Tabla1.A1" office:value-type="string">
            <text:p text:style-name="Standard">Usuarios ↔ Hojas de Servicio</text:p>
          </table:table-cell>
          <table:table-cell table:style-name="Tabla1.A1" office:value-type="string">
            <text:p text:style-name="Standard">1:N</text:p>
          </table:table-cell>
          <table:table-cell table:style-name="Tabla1.A1" office:value-type="string">
            <text:p text:style-name="Standard">Un técnico puede tener varias hojas de servicio</text:p>
          </table:table-cell>
        </table:table-row>
        <table:table-row table:style-name="Tabla1.1">
          <table:table-cell table:style-name="Tabla1.A1" office:value-type="string">
            <text:p text:style-name="Standard">Proveedores ↔ Productos</text:p>
          </table:table-cell>
          <table:table-cell table:style-name="Tabla1.A1" office:value-type="string">
            <text:p text:style-name="Standard">1:N</text:p>
          </table:table-cell>
          <table:table-cell table:style-name="Tabla1.A1" office:value-type="string">
            <text:p text:style-name="Standard">Un proveedor puede ofrecer varios productos</text:p>
          </table:table-cell>
        </table:table-row>
        <table:table-row table:style-name="Tabla1.1">
          <table:table-cell table:style-name="Tabla1.A1" office:value-type="string">
            <text:p text:style-name="Standard">Hojas de Servicio ↔ Productos</text:p>
          </table:table-cell>
          <table:table-cell table:style-name="Tabla1.A1" office:value-type="string">
            <text:p text:style-name="Standard">N:M</text:p>
          </table:table-cell>
          <table:table-cell table:style-name="Tabla1.A1" office:value-type="string">
            <text:p text:style-name="Standard">A través de la tabla `materiales_usados`</text:p>
          </table:table-cell>
        </table:table-row>
        <table:table-row table:style-name="Tabla1.1">
          <table:table-cell table:style-name="Tabla1.A1" office:value-type="string">
            <text:p text:style-name="Standard">Hojas de Servicio ↔ Facturas</text:p>
          </table:table-cell>
          <table:table-cell table:style-name="Tabla1.A1" office:value-type="string">
            <text:p text:style-name="Standard">1:1</text:p>
          </table:table-cell>
          <table:table-cell table:style-name="Tabla1.A1" office:value-type="string">
            <text:p text:style-name="Standard">Cada servicio puede generar una factura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1.1$Windows_X86_64 LibreOffice_project/54047653041915e595ad4e45cccea684809c77b5</meta:generator>
    <meta:document-statistic meta:table-count="1" meta:image-count="0" meta:object-count="0" meta:page-count="4" meta:paragraph-count="121" meta:word-count="640" meta:character-count="4467" meta:non-whitespace-character-count="4020"/>
    <meta:user-defined meta:name="AppVersion">14.0000</meta:user-defined>
    <meta:template xlink:type="simple" xlink:actuate="onRequest" xlink:title="Normal.dotm" xlink:href=""/>
  </office:meta>
</office:document-meta>
</file>